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 style:font-pitch="variable"/>
    <style:font-face style:name="Ubuntu" svg:font-family="Ubuntu" style:font-adornments="Bold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4.0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1" style:family="table-cell" style:parent-style-name="Default">
      <style:table-cell-properties fo:background-color="#00ff66" style:text-align-source="fix" style:repeat-content="false" fo:border="0.06pt solid #000000"/>
      <style:paragraph-properties fo:text-align="center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#330033" style:text-align-source="fix" style:repeat-content="false" fo:wrap-option="wrap" fo:border="0.06pt solid #000000"/>
      <style:paragraph-properties fo:text-align="center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ackground-color="#cc00cc" style:text-align-source="fix" style:repeat-content="false" fo:wrap-option="wrap" fo:border="0.06pt solid #000000"/>
      <style:paragraph-properties fo:text-align="center"/>
      <style:text-properties style:text-position="" fo:font-weight="bold" style:font-weight-asian="bold" style:font-weight-complex="bold"/>
    </style:style>
    <style:style style:name="ce45" style:family="table-cell" style:parent-style-name="Default">
      <style:table-cell-properties fo:background-color="#0000cc"/>
      <style:text-properties style:text-position=""/>
    </style:style>
    <style:style style:name="ce46" style:family="table-cell" style:parent-style-name="Default">
      <style:table-cell-properties fo:background-color="#009900"/>
      <style:text-properties style:text-position=""/>
    </style:style>
    <style:style style:name="ce47" style:family="table-cell" style:parent-style-name="Default">
      <style:table-cell-properties fo:background-color="#cc0000"/>
      <style:text-properties style:text-position=""/>
    </style:style>
    <style:style style:name="ce8" style:family="table-cell" style:parent-style-name="Default">
      <style:table-cell-properties fo:background-color="#cc99cc" style:text-align-source="fix" style:repeat-content="false" fo:border="0.06pt solid #000000"/>
      <style:paragraph-properties fo:text-align="center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#9966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" style:base-cell-address="Sheet4.E28"/>
    </style:style>
    <style:style style:name="ce14" style:family="table-cell" style:parent-style-name="Default">
      <style:table-cell-properties fo:background-color="#cc9900" style:text-align-source="fix" style:repeat-content="false" fo:border="0.06pt solid #000000"/>
      <style:paragraph-properties fo:text-align="center"/>
    </style:style>
    <style:style style:name="ce18" style:family="table-cell" style:parent-style-name="Default">
      <style:table-cell-properties fo:background-color="#99ccff" style:text-align-source="fix" style:repeat-content="false" fo:border="0.06pt solid #000000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9" style:family="table-cell" style:parent-style-name="Default">
      <style:table-cell-properties fo:background-color="#99ccff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99cc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22" style:family="table-cell" style:parent-style-name="Default">
      <style:text-properties style:font-name="Liberation Sans" style:font-name-asian="Droid Sans Fallback" style:font-name-complex="FreeSans"/>
    </style:style>
    <style:style style:name="ce23" style:family="table-cell" style:parent-style-name="Default">
      <style:table-cell-properties fo:background-color="#00ff66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006600" style:text-align-source="fix" style:repeat-content="false" fo:border="0.06pt solid #000000"/>
      <style:paragraph-properties fo:text-align="center"/>
    </style:style>
    <style:style style:name="ce25" style:family="table-cell" style:parent-style-name="Default">
      <style:table-cell-properties fo:background-color="#729fcf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3465a4" style:text-align-source="fix" style:repeat-content="false" fo:wrap-option="wrap" fo:border="0.06pt solid #000000"/>
      <style:paragraph-properties fo:text-align="center"/>
    </style:style>
    <style:style style:name="ce27" style:family="table-cell" style:parent-style-name="Default">
      <style:table-cell-properties fo:background-color="#330033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00cc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31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Liberation Sans1" fo:font-weight="bold"/>
    </style:style>
    <style:style style:name="ce32" style:family="table-cell" style:parent-style-name="Default">
      <style:table-cell-properties fo:background-color="#808080" style:text-align-source="fix" style:repeat-content="false" fo:wrap-option="wrap" fo:border="0.06pt solid #000000" style:vertical-align="middle"/>
      <style:paragraph-properties fo:text-align="center"/>
      <style:text-properties style:font-name="Liberation Sans1" fo:font-weight="bold" style:font-name-asian="Droid Sans Fallback" style:font-weight-asian="bold" style:font-name-complex="FreeSans" style:font-weight-complex="bold"/>
      <style:map style:condition="cell-content()=&quot;A Byte Of Python&quot;" style:apply-style-name="A_20_Byte_20_Of_20_Python" style:base-cell-address="Sheet4.L14"/>
    </style:style>
    <style:style style:name="ce3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Liberation Sans1" fo:font-weight="bold"/>
    </style:style>
    <style:style style:name="ce3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Liberation Sans1" fo:font-weight="bold" style:font-name-asian="Droid Sans Fallback" style:font-weight-asian="bold" style:font-name-complex="FreeSans" style:font-weight-complex="bold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color="#3c3c3c" style:font-name="Liberation Sans1" fo:font-size="10pt" fo:language="none" fo:country="none" fo:font-weight="bold" style:font-name-asian="Ubuntu1" style:font-size-asian="10pt" style:language-asian="none" style:country-asian="none" style:font-weight-asian="bold" style:font-name-complex="Ubuntu1" style:font-size-complex="10pt" style:language-complex="none" style:country-complex="none" style:font-weight-complex="bold"/>
    </style:style>
    <style:style style:name="ce3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  <style:text-properties style:font-name="Liberation Sans" style:font-name-asian="Droid Sans Fallback" style:font-name-complex="FreeSans"/>
    </style:style>
    <style:style style:name="ce37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38" style:family="table-cell" style:parent-style-name="Default" style:data-style-name="N42">
      <style:table-cell-properties fo:border="0.06pt solid #000000"/>
    </style:style>
    <style:style style:name="ce39" style:family="table-cell" style:parent-style-name="Default" style:data-style-name="N42">
      <style:table-cell-properties fo:border="0.06pt solid #000000"/>
      <style:map style:condition="cell-content()=&quot;A Byte Of Python&quot;" style:apply-style-name="A_20_Byte_20_Of_20_Python_5f_2" style:base-cell-address="Sheet2.M136"/>
    </style:style>
    <style:style style:name="ce40" style:family="table-cell" style:parent-style-name="Default" style:data-style-name="N42">
      <style:table-cell-properties fo:background-color="#ff950e" fo:border="0.06pt solid #000000"/>
      <style:map style:condition="cell-content()=&quot;A Byte Of Python&quot;" style:apply-style-name="A_20_Byte_20_Of_20_Python_5f_2" style:base-cell-address="Sheet2.M136"/>
    </style:style>
    <style:style style:name="ce41" style:family="table-cell" style:parent-style-name="Default" style:data-style-name="N42"/>
    <style:style style:name="ce4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map style:condition="cell-content()=&quot;A Byte Of Python&quot;" style:apply-style-name="A_20_Byte_20_Of_20_Python_5f_2" style:base-cell-address="Sheet2.M136"/>
    </style:style>
    <style:style style:name="ce44" style:family="table-cell" style:parent-style-name="Default" style:data-style-name="N30">
      <style:table-cell-properties fo:background-color="#ccffff" fo:border="0.06pt solid #000000"/>
      <style:map style:condition="cell-content()=&quot;A Byte Of Python&quot;" style:apply-style-name="A_20_Byte_20_Of_20_Python_5f_2" style:base-cell-address="Sheet2.M136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_5f_2" style:base-cell-address="Sheet2.M136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_5f_2" style:base-cell-address="Sheet2.M136"/>
    </style:style>
    <style:style style:name="ce50" style:family="table-cell" style:parent-style-name="Default">
      <style:table-cell-properties fo:background-color="#ccffff" fo:border="0.06pt solid #000000"/>
    </style:style>
    <style:style style:name="ce51" style:family="table-cell" style:parent-style-name="Default">
      <style:map style:condition="cell-content()=&quot;A Byte Of Python&quot;" style:apply-style-name="A_20_Byte_20_Of_20_Python_5f_2" style:base-cell-address="Sheet2.M136"/>
    </style:style>
    <style:style style:name="ce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  <style:map style:condition="cell-content()=&quot;Data Mining&quot;" style:apply-style-name="Untitled6" style:base-cell-address="Sheet2.K138"/>
    </style:style>
    <style:style style:name="ce5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map style:condition="cell-content()=&quot;Data Mining&quot;" style:apply-style-name="Untitled6" style:base-cell-address="Sheet2.K138"/>
    </style:style>
    <style:style style:name="ce54" style:family="table-cell" style:parent-style-name="Default" style:data-style-name="N30">
      <style:table-cell-properties fo:background-color="#ccffff" fo:border="0.06pt solid #000000"/>
      <style:map style:condition="cell-content()=&quot;Data Mining&quot;" style:apply-style-name="Untitled6" style:base-cell-address="Sheet2.K138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Data Mining&quot;" style:apply-style-name="Untitled6" style:base-cell-address="Sheet2.K138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Data Mining&quot;" style:apply-style-name="Untitled6" style:base-cell-address="Sheet2.K138"/>
    </style:style>
    <style:style style:name="ce57" style:family="table-cell" style:parent-style-name="Default">
      <style:map style:condition="cell-content()=&quot;Data Mining&quot;" style:apply-style-name="Untitled6" style:base-cell-address="Sheet2.K138"/>
    </style:style>
    <style:style style:name="ce58" style:family="table-cell" style:parent-style-name="Default">
      <style:table-cell-properties fo:background-color="#ccffff" fo:border="0.06pt solid #000000"/>
      <style:map style:condition="cell-content()=&quot;Data Mining&quot;" style:apply-style-name="Untitled6" style:base-cell-address="Sheet2.K138"/>
    </style:style>
    <style:style style:name="ce59" style:family="table-cell" style:parent-style-name="Default">
      <style:table-cell-properties fo:background-color="#0000cc"/>
    </style:style>
    <style:style style:name="ce60" style:family="table-cell" style:parent-style-name="Default">
      <style:table-cell-properties fo:background-color="#009900"/>
    </style:style>
    <style:style style:name="ce61" style:family="table-cell" style:parent-style-name="Default">
      <style:table-cell-properties fo:background-color="#cc0000"/>
    </style:style>
  </office:automatic-styles>
  <office:body>
    <office:spreadsheet>
      <table:content-validations>
        <table:content-validation table:name="val1" table:base-cell-address="Sheet4.E28">
          <table:error-message table:message-type="stop" table:display="true"/>
        </table:content-validation>
        <table:content-validation table:name="val2" table:condition="of:cell-content-is-in-list([$Sheet3.$A$1:.$A$300])" table:allow-empty-cell="false" table:display-list="sort-ascending" table:base-cell-address="Sheet4.L7">
          <table:error-message table:message-type="stop" table:display="true"/>
        </table:content-validation>
        <table:content-validation table:name="val3" table:condition="of:cell-content-is-in-list([$Sheet3.$A$1:.$A$120])" table:allow-empty-cell="false" table:display-list="sort-ascending" table:base-cell-address="Sheet2.B4">
          <table:error-message table:message-type="stop" table:display="true"/>
        </table:content-validation>
      </table:content-validations>
      <table:table table:name="Sheet4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ce31"/>
        <table:table-column table:style-name="co1" table:default-cell-style-name="Default"/>
        <table:table-row table:style-name="ro1" table:number-rows-repeated="12">
          <table:table-cell table:number-columns-repeated="11"/>
          <table:table-cell table:content-validation-name="val2"/>
          <table:table-cell/>
        </table:table-row>
        <table:table-row table:style-name="ro1">
          <table:table-cell table:number-columns-repeated="4"/>
          <table:table-cell table:style-name="ce9" office:value-type="string" calcext:value-type="string" table:number-columns-spanned="6" table:number-rows-spanned="1">
            <text:p>Daily Learning Schedule</text:p>
          </table:table-cell>
          <table:covered-table-cell table:number-columns-repeated="5" table:style-name="ce12"/>
          <table:table-cell/>
          <table:table-cell table:content-validation-name="val2"/>
          <table:table-cell/>
        </table:table-row>
        <table:table-row table:style-name="ro2">
          <table:table-cell table:number-columns-repeated="4"/>
          <table:table-cell table:style-name="ce10" office:value-type="string" calcext:value-type="string">
            <text:p>Day/Time</text:p>
          </table:table-cell>
          <table:table-cell table:style-name="ce14" office:value-type="string" calcext:value-type="string">
            <text:p>04:30 – 05:30</text:p>
          </table:table-cell>
          <table:table-cell table:style-name="ce14" office:value-type="string" calcext:value-type="string">
            <text:p>05:30 – 06:30</text:p>
          </table:table-cell>
          <table:table-cell table:style-name="ce24" office:value-type="string" calcext:value-type="string">
            <text:p>08:30 – 10:00</text:p>
          </table:table-cell>
          <table:table-cell table:style-name="ce26" office:value-type="string" calcext:value-type="string">
            <text:p>10:00 – 11:00</text:p>
          </table:table-cell>
          <table:table-cell table:style-name="ce26" office:value-type="string" calcext:value-type="string">
            <text:p>11:00 – 12:00</text:p>
          </table:table-cell>
          <table:table-cell/>
          <table:table-cell table:style-name="ce32" table:content-validation-name="val2" office:value-type="string" calcext:value-type="string">
            <text:p>Subject</text:p>
          </table:table-cell>
          <table:table-cell table:style-name="ce36" office:value-type="string" calcext:value-type="string">
            <text:p>Count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Monday</text:p>
          </table:table-cell>
          <table:table-cell table:style-name="ce18" office:value-type="string" calcext:value-type="string">
            <text:p>MIT 6.046J</text:p>
          </table:table-cell>
          <table:table-cell table:style-name="ce23" office:value-type="string" calcext:value-type="string">
            <text:p>MIT 18.01</text:p>
          </table:table-cell>
          <table:table-cell table:style-name="ce25" office:value-type="string" calcext:value-type="string">
            <text:p>MIT 6.00SC</text:p>
          </table:table-cell>
          <table:table-cell table:style-name="ce27" office:value-type="string" calcext:value-type="string">
            <text:p>A Byte Of Python</text:p>
          </table:table-cell>
          <table:table-cell table:style-name="ce28" office:value-type="string" calcext:value-type="string">
            <text:p>Data Mining</text:p>
          </table:table-cell>
          <table:table-cell/>
          <table:table-cell table:style-name="ce33" table:content-validation-name="val2" office:value-type="string" calcext:value-type="string">
            <text:p>MIT 6.046J</text:p>
          </table:table-cell>
          <table:table-cell table:style-name="ce37" table:formula="of:=COUNTIF([Sheet2.A2:.AMJ163];&quot;MIT 6.046J&quot;)" office:value-type="float" office:value="7" calcext:value-type="float">
            <text:p>7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Tuesday</text:p>
          </table:table-cell>
          <table:table-cell table:style-name="ce19" office:value-type="string" calcext:value-type="string">
            <text:p>MIT 6.046J</text:p>
          </table:table-cell>
          <table:table-cell table:style-name="ce23" office:value-type="string" calcext:value-type="string">
            <text:p>MIT 18.01</text:p>
          </table:table-cell>
          <table:table-cell table:style-name="ce25" office:value-type="string" calcext:value-type="string">
            <text:p>MIT 6.00SC</text:p>
          </table:table-cell>
          <table:table-cell table:style-name="ce27" office:value-type="string" calcext:value-type="string">
            <text:p>A Byte Of Python</text:p>
          </table:table-cell>
          <table:table-cell table:style-name="ce28" office:value-type="string" calcext:value-type="string">
            <text:p>Data Mining</text:p>
          </table:table-cell>
          <table:table-cell/>
          <table:table-cell table:style-name="ce34" table:content-validation-name="val2" office:value-type="string" calcext:value-type="string">
            <text:p>MIT 6.042J</text:p>
          </table:table-cell>
          <table:table-cell table:style-name="ce37" table:formula="of:=COUNTIF([Sheet2.A2:.AMJ163];&quot;MIT 6.042J&quot;)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Wednesday</text:p>
          </table:table-cell>
          <table:table-cell table:style-name="ce19" office:value-type="string" calcext:value-type="string">
            <text:p>MIT 6.046J</text:p>
          </table:table-cell>
          <table:table-cell table:style-name="ce23" office:value-type="string" calcext:value-type="string">
            <text:p>MIT 18.01</text:p>
          </table:table-cell>
          <table:table-cell table:style-name="ce25" office:value-type="string" calcext:value-type="string">
            <text:p>MIT 6.00SC</text:p>
          </table:table-cell>
          <table:table-cell table:style-name="ce27" office:value-type="string" calcext:value-type="string">
            <text:p>A Byte Of Python</text:p>
          </table:table-cell>
          <table:table-cell table:style-name="ce28" office:value-type="string" calcext:value-type="string">
            <text:p>Data Mining</text:p>
          </table:table-cell>
          <table:table-cell/>
          <table:table-cell table:style-name="ce34" table:content-validation-name="val2" office:value-type="string" calcext:value-type="string">
            <text:p>MIT 18.01</text:p>
          </table:table-cell>
          <table:table-cell table:style-name="ce10" table:formula="of:=COUNTIF([Sheet2.A2:.AMJ163];&quot;MIT 18.01&quot;)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Thursday</text:p>
          </table:table-cell>
          <table:table-cell table:style-name="ce20" office:value-type="string" calcext:value-type="string">
            <text:p>MIT 6.042J</text:p>
          </table:table-cell>
          <table:table-cell table:style-name="ce18" office:value-type="string" calcext:value-type="string">
            <text:p>MIT 6.046J</text:p>
          </table:table-cell>
          <table:table-cell table:style-name="ce25" office:value-type="string" calcext:value-type="string">
            <text:p>MIT 6.00SC</text:p>
          </table:table-cell>
          <table:table-cell table:style-name="ce27" office:value-type="string" calcext:value-type="string">
            <text:p>A Byte Of Python</text:p>
          </table:table-cell>
          <table:table-cell table:style-name="ce29" office:value-type="string" calcext:value-type="string">
            <text:p>Operating System</text:p>
          </table:table-cell>
          <table:table-cell/>
          <table:table-cell table:style-name="ce35" table:content-validation-name="val2" office:value-type="string" calcext:value-type="string">
            <text:p>A Byte Of Python</text:p>
          </table:table-cell>
          <table:table-cell table:style-name="ce10" table:formula="of:=COUNTIF([Sheet2.A2:Sheet2.AMJ163]:[Sheet2.A163:Sheet2.AMJ163];&quot;A Byte Of Python&quot;)" office:value-type="float" office:value="10" calcext:value-type="float">
            <text:p>10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Friday</text:p>
          </table:table-cell>
          <table:table-cell table:style-name="ce20" office:value-type="string" calcext:value-type="string">
            <text:p>MIT 6.042J</text:p>
          </table:table-cell>
          <table:table-cell table:style-name="ce19" office:value-type="string" calcext:value-type="string">
            <text:p>MIT 6.046J</text:p>
          </table:table-cell>
          <table:table-cell table:style-name="ce25" office:value-type="string" calcext:value-type="string">
            <text:p>MIT 6.00SC</text:p>
          </table:table-cell>
          <table:table-cell table:style-name="ce27" office:value-type="string" calcext:value-type="string">
            <text:p>A Byte Of Python</text:p>
          </table:table-cell>
          <table:table-cell table:style-name="ce29" office:value-type="string" calcext:value-type="string">
            <text:p>Operating System'</text:p>
          </table:table-cell>
          <table:table-cell/>
          <table:table-cell table:style-name="ce33" table:content-validation-name="val2" office:value-type="string" calcext:value-type="string">
            <text:p>Operating System</text:p>
          </table:table-cell>
          <table:table-cell table:style-name="ce37" table:formula="of:=COUNTIF([Sheet2.A2:.AMJ163];&quot;Operating System&quot;)"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Saturday</text:p>
          </table:table-cell>
          <table:table-cell table:style-name="ce20" office:value-type="string" calcext:value-type="string">
            <text:p>MIT 6.042J</text:p>
          </table:table-cell>
          <table:table-cell table:style-name="ce19" office:value-type="string" calcext:value-type="string">
            <text:p>MIT 6.046J</text:p>
          </table:table-cell>
          <table:table-cell table:style-name="ce21"/>
          <table:table-cell table:style-name="ce27" office:value-type="string" calcext:value-type="string">
            <text:p>A Byte Of Python</text:p>
          </table:table-cell>
          <table:table-cell table:style-name="ce29" office:value-type="string" calcext:value-type="string">
            <text:p>Operating System'</text:p>
          </table:table-cell>
          <table:table-cell/>
          <table:table-cell table:style-name="ce34" table:content-validation-name="val2" office:value-type="string" calcext:value-type="string">
            <text:p>Data Mining</text:p>
          </table:table-cell>
          <table:table-cell table:style-name="ce37" table:formula="of:=COUNTIF([Sheet2.A2:.AMJ163];&quot;Data Mining&quot;)" office:value-type="float" office:value="9" calcext:value-type="float">
            <text:p>9</text:p>
          </table:table-cell>
        </table:table-row>
        <table:table-row table:style-name="ro2">
          <table:table-cell table:number-columns-repeated="4"/>
          <table:table-cell table:style-name="ce12" office:value-type="string" calcext:value-type="string">
            <text:p>Sunday</text:p>
          </table:table-cell>
          <table:table-cell table:style-name="ce21" table:number-columns-repeated="3"/>
          <table:table-cell table:style-name="ce27" office:value-type="string" calcext:value-type="string">
            <text:p>A Byte Of Python</text:p>
          </table:table-cell>
          <table:table-cell table:style-name="ce30"/>
          <table:table-cell/>
          <table:table-cell table:style-name="ce34" table:content-validation-name="val2" office:value-type="string" calcext:value-type="string">
            <text:p>MIT 6.00SC</text:p>
          </table:table-cell>
          <table:table-cell table:style-name="ce37" table:formula="of:=COUNTIF([Sheet2.A2:.AMJ163];&quot;MIT 6.00SC&quot;)"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11"/>
          <table:table-cell table:content-validation-name="val2"/>
          <table:table-cell/>
        </table:table-row>
        <table:table-row table:style-name="ro3">
          <table:table-cell table:number-columns-repeated="4"/>
          <table:table-cell table:style-name="ce13" table:content-validation-name="val1" office:value-type="string" calcext:value-type="string">
            <text:p>A Byte Of Python</text:p>
          </table:table-cell>
          <table:table-cell table:style-name="ce22" table:formula="of:=COUNTIF([Sheet2.A2:Sheet2.AMJ163];&quot;A Byte Of Python&quot;)" office:value-type="float" office:value="10" calcext:value-type="float">
            <text:p>10</text:p>
          </table:table-cell>
          <table:table-cell table:number-columns-repeated="5"/>
          <table:table-cell table:content-validation-name="val2"/>
          <table:table-cell/>
        </table:table-row>
        <table:table-row table:style-name="ro1" table:number-rows-repeated="1048547">
          <table:table-cell table:number-columns-repeated="11"/>
          <table:table-cell table:content-validation-name="val2"/>
          <table:table-cell/>
        </table:table-row>
        <table:table-row table:style-name="ro1">
          <table:table-cell table:number-columns-repeated="11"/>
          <table:table-cell table:content-validation-name="val2"/>
          <table:table-cell/>
        </table:table-row>
        <calcext:conditional-formats>
          <calcext:conditional-format calcext:target-range-address="Sheet4.L14:Sheet4.L14">
            <calcext:condition calcext:apply-style-name="A Byte Of Python" calcext:value="=&quot;A Byte Of Python&quot;" calcext:base-cell-address="Sheet4.L14"/>
          </calcext:conditional-format>
          <calcext:conditional-format calcext:target-range-address="Sheet4.L14:Sheet4.L14">
            <calcext:condition calcext:apply-style-name="MIT6.00SC" calcext:value="=&quot;MIT 6.00SC&quot;" calcext:base-cell-address="Sheet4.L14"/>
          </calcext:conditional-format>
          <calcext:conditional-format calcext:target-range-address="Sheet4.E28:Sheet4.E28">
            <calcext:condition calcext:apply-style-name="A Byte Of Python" calcext:value="=&quot;A Byte Of Python&quot;" calcext:base-cell-address="Sheet4.E28"/>
          </calcext:conditional-format>
          <calcext:conditional-format calcext:target-range-address="Sheet4.E28:Sheet4.E28">
            <calcext:condition calcext:apply-style-name="MIT6.00SC" calcext:value="=&quot;MIT 6.00SC&quot;" calcext:base-cell-address="Sheet4.E28"/>
          </calcext:conditional-format>
        </calcext:conditional-formats>
      </table:table>
      <table:table table:name="Sheet2" table:style-name="ta1">
        <table:table-column table:style-name="co1" table:default-cell-style-name="ce41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1" table:default-cell-style-name="ce41"/>
        <table:table-column table:style-name="co1" table:number-columns-repeated="2" table:default-cell-style-name="ce57"/>
        <table:table-column table:style-name="co4" table:default-cell-style-name="ce57"/>
        <table:table-column table:style-name="co1" table:number-columns-repeated="4" table:default-cell-style-name="ce57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38"/>
          <table:table-cell table:style-name="ce42" office:value-type="string" calcext:value-type="string" table:number-columns-spanned="7" table:number-rows-spanned="1">
            <text:p>Schedule</text:p>
          </table:table-cell>
          <table:covered-table-cell table:number-columns-repeated="6" table:style-name="ce50"/>
          <table:table-cell/>
          <table:table-cell table:style-name="ce38"/>
          <table:table-cell table:style-name="ce52" office:value-type="string" calcext:value-type="string" table:number-columns-spanned="7" table:number-rows-spanned="1">
            <text:p>Schedule</text:p>
          </table:table-cell>
          <table:covered-table-cell table:number-columns-repeated="6" table:style-name="ce58"/>
          <table:table-cell table:number-columns-repeated="2"/>
        </table:table-row>
        <table:table-row table:style-name="ro1">
          <table:table-cell table:style-name="ce39"/>
          <table:table-cell table:style-name="ce43" office:value-type="string" calcext:value-type="string">
            <text:p>Monday</text:p>
          </table:table-cell>
          <table:table-cell table:style-name="ce43" office:value-type="string" calcext:value-type="string">
            <text:p>Tuesday</text:p>
          </table:table-cell>
          <table:table-cell table:style-name="ce43" office:value-type="string" calcext:value-type="string">
            <text:p>Wednesday</text:p>
          </table:table-cell>
          <table:table-cell table:style-name="ce43" office:value-type="string" calcext:value-type="string">
            <text:p>Thursday</text:p>
          </table:table-cell>
          <table:table-cell table:style-name="ce43" office:value-type="string" calcext:value-type="string">
            <text:p>Friday</text:p>
          </table:table-cell>
          <table:table-cell table:style-name="ce43" office:value-type="string" calcext:value-type="string">
            <text:p>Saturday</text:p>
          </table:table-cell>
          <table:table-cell table:style-name="ce43" office:value-type="string" calcext:value-type="string">
            <text:p>Sunday</text:p>
          </table:table-cell>
          <table:table-cell table:style-name="ce51"/>
          <table:table-cell table:style-name="ce39"/>
          <table:table-cell table:style-name="ce53" office:value-type="string" calcext:value-type="string">
            <text:p>Monday</text:p>
          </table:table-cell>
          <table:table-cell table:style-name="ce53" office:value-type="string" calcext:value-type="string">
            <text:p>Tuesday</text:p>
          </table:table-cell>
          <table:table-cell table:style-name="ce53" office:value-type="string" calcext:value-type="string">
            <text:p>Wednesday</text:p>
          </table:table-cell>
          <table:table-cell table:style-name="ce53" office:value-type="string" calcext:value-type="string">
            <text:p>Thursday</text:p>
          </table:table-cell>
          <table:table-cell table:style-name="ce53" office:value-type="string" calcext:value-type="string">
            <text:p>Friday</text:p>
          </table:table-cell>
          <table:table-cell table:style-name="ce53" office:value-type="string" calcext:value-type="string">
            <text:p>Saturday</text:p>
          </table:table-cell>
          <table:table-cell table:style-name="ce53" office:value-type="string" calcext:value-type="string">
            <text:p>Sunday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44" table:number-columns-repeated="2"/>
          <table:table-cell table:style-name="ce44" office:value-type="date" office:date-value="2014-10-22" calcext:value-type="date">
            <text:p>22/10/14</text:p>
          </table:table-cell>
          <table:table-cell table:style-name="ce44" office:value-type="date" office:date-value="2014-10-23" calcext:value-type="date">
            <text:p>23/10/14</text:p>
          </table:table-cell>
          <table:table-cell table:style-name="ce44" office:value-type="date" office:date-value="2014-10-24" calcext:value-type="date">
            <text:p>24/10/14</text:p>
          </table:table-cell>
          <table:table-cell table:style-name="ce44" office:value-type="date" office:date-value="2014-10-25" calcext:value-type="date">
            <text:p>25/10/14</text:p>
          </table:table-cell>
          <table:table-cell table:style-name="ce44" office:value-type="date" office:date-value="2014-10-26" calcext:value-type="date">
            <text:p>26/10/14</text:p>
          </table:table-cell>
          <table:table-cell table:style-name="ce51"/>
          <table:table-cell table:style-name="ce39"/>
          <table:table-cell table:style-name="ce54" office:value-type="date" office:date-value="2014-10-27" calcext:value-type="date">
            <text:p>27/10/14</text:p>
          </table:table-cell>
          <table:table-cell table:style-name="ce54" office:value-type="date" office:date-value="2014-10-28" calcext:value-type="date">
            <text:p>28/10/14</text:p>
          </table:table-cell>
          <table:table-cell table:style-name="ce54" office:value-type="date" office:date-value="2014-10-29" calcext:value-type="date">
            <text:p>29/10/14</text:p>
          </table:table-cell>
          <table:table-cell table:style-name="ce54" office:value-type="date" office:date-value="2014-10-30" calcext:value-type="date">
            <text:p>30/10/14</text:p>
          </table:table-cell>
          <table:table-cell table:style-name="ce54" office:value-type="date" office:date-value="2014-10-31" calcext:value-type="date">
            <text:p>31/10/14</text:p>
          </table:table-cell>
          <table:table-cell table:style-name="ce54" office:value-type="date" office:date-value="2014-11-01" calcext:value-type="date">
            <text:p>01/11/14</text:p>
          </table:table-cell>
          <table:table-cell table:style-name="ce54" office:value-type="date" office:date-value="2014-11-02" calcext:value-type="date">
            <text:p>02/11/14</text:p>
          </table:table-cell>
          <table:table-cell table:number-columns-repeated="2"/>
        </table:table-row>
        <table:table-row table:style-name="ro1">
          <table:table-cell table:style-name="ce40" office:value-type="time" office:time-value="PT04H00M00S" calcext:value-type="time">
            <text:p>04:00 A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04H00M00S" calcext:value-type="time">
            <text:p>04:00 A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04H25M00S" calcext:value-type="time">
            <text:p>04:25 A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04H25M00S" calcext:value-type="time">
            <text:p>04:25 A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04H25M00S" calcext:value-type="time">
            <text:p>04:25 A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04H25M00S" calcext:value-type="time">
            <text:p>04:25 A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04H30M00S" calcext:value-type="time">
            <text:p>04:30 A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04H30M00S" calcext:value-type="time">
            <text:p>04:30 A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04H30M00S" calcext:value-type="time">
            <text:p>04:30 A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04H30M00S" calcext:value-type="time">
            <text:p>04:30 A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office:value-type="string" calcext:value-type="string" table:number-columns-spanned="1" table:number-rows-spanned="2">
            <text:p>MIT 6.046J</text:p>
          </table:table-cell>
          <table:table-cell table:style-name="ce55" table:content-validation-name="val3" office:value-type="string" calcext:value-type="string" table:number-columns-spanned="1" table:number-rows-spanned="2">
            <text:p>MIT 6.046J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04H55M00S" calcext:value-type="time">
            <text:p>04:55 A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04H55M00S" calcext:value-type="time">
            <text:p>04:55 A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04H55M00S" calcext:value-type="time">
            <text:p>04:55 A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04H55M00S" calcext:value-type="time">
            <text:p>04:55 A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office:value-type="string" calcext:value-type="string" table:number-columns-spanned="1" table:number-rows-spanned="2">
            <text:p>Pbreak</text:p>
          </table:table-cell>
          <table:table-cell table:style-name="ce55" table:content-validation-name="val3" office:value-type="string" calcext:value-type="string" table:number-columns-spanned="1" table:number-rows-spanned="2">
            <text:p>Pbreak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05H00M00S" calcext:value-type="time">
            <text:p>05:00 A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05H00M00S" calcext:value-type="time">
            <text:p>05:00 A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05H00M00S" calcext:value-type="time">
            <text:p>05:00 A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05H00M00S" calcext:value-type="time">
            <text:p>05:00 A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office:value-type="string" calcext:value-type="string" table:number-columns-spanned="1" table:number-rows-spanned="2">
            <text:p>MIT 6.046J</text:p>
          </table:table-cell>
          <table:table-cell table:style-name="ce55" table:content-validation-name="val3" office:value-type="string" calcext:value-type="string" table:number-columns-spanned="1" table:number-rows-spanned="2">
            <text:p>MIT 6.046J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05H25M00S" calcext:value-type="time">
            <text:p>05:25 A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05H25M00S" calcext:value-type="time">
            <text:p>05:25 A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05H25M00S" calcext:value-type="time">
            <text:p>05:25 A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05H25M00S" calcext:value-type="time">
            <text:p>05:25 A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office:value-type="string" calcext:value-type="string" table:number-columns-spanned="1" table:number-rows-spanned="2">
            <text:p>Pbreak</text:p>
          </table:table-cell>
          <table:table-cell table:style-name="ce55" table:content-validation-name="val3" office:value-type="string" calcext:value-type="string" table:number-columns-spanned="1" table:number-rows-spanned="2">
            <text:p>Pbreak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05H30M00S" calcext:value-type="time">
            <text:p>05:30 A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05H30M00S" calcext:value-type="time">
            <text:p>05:30 A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05H30M00S" calcext:value-type="time">
            <text:p>05:30 A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05H30M00S" calcext:value-type="time">
            <text:p>05:30 A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office:value-type="string" calcext:value-type="string" table:number-columns-spanned="1" table:number-rows-spanned="2">
            <text:p>MIT 6.046J</text:p>
          </table:table-cell>
          <table:table-cell table:style-name="ce55" table:content-validation-name="val3" office:value-type="string" calcext:value-type="string" table:number-columns-spanned="1" table:number-rows-spanned="2">
            <text:p>MIT 6.046J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05H55M00S" calcext:value-type="time">
            <text:p>05:55 A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05H55M00S" calcext:value-type="time">
            <text:p>05:55 A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05H55M00S" calcext:value-type="time">
            <text:p>05:55 A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05H55M00S" calcext:value-type="time">
            <text:p>05:55 A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office:value-type="string" calcext:value-type="string" table:number-columns-spanned="1" table:number-rows-spanned="2">
            <text:p>Pbreak</text:p>
          </table:table-cell>
          <table:table-cell table:style-name="ce55" table:content-validation-name="val3" office:value-type="string" calcext:value-type="string" table:number-columns-spanned="1" table:number-rows-spanned="2">
            <text:p>Pbreak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06H00M00S" calcext:value-type="time">
            <text:p>06:00 A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06H00M00S" calcext:value-type="time">
            <text:p>06:00 A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06H00M00S" calcext:value-type="time">
            <text:p>06:00 A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06H00M00S" calcext:value-type="time">
            <text:p>06:00 A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06H25M00S" calcext:value-type="time">
            <text:p>06:25 A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06H25M00S" calcext:value-type="time">
            <text:p>06:25 A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06H25M00S" calcext:value-type="time">
            <text:p>06:25 A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06H25M00S" calcext:value-type="time">
            <text:p>06:25 A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06H30M00S" calcext:value-type="time">
            <text:p>06:30 A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06H30M00S" calcext:value-type="time">
            <text:p>06:30 A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06H30M00S" calcext:value-type="time">
            <text:p>06:30 A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06H30M00S" calcext:value-type="time">
            <text:p>06:30 A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office:value-type="string" calcext:value-type="string" table:number-columns-spanned="1" table:number-rows-spanned="2">
            <text:p>MIT 6.046J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06H55M00S" calcext:value-type="time">
            <text:p>06:55 A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06H55M00S" calcext:value-type="time">
            <text:p>06:55 A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06H55M00S" calcext:value-type="time">
            <text:p>06:55 A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06H55M00S" calcext:value-type="time">
            <text:p>06:55 A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office:value-type="string" calcext:value-type="string" table:number-columns-spanned="1" table:number-rows-spanned="2">
            <text:p>Pbreak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07H00M00S" calcext:value-type="time">
            <text:p>07:00 A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07H00M00S" calcext:value-type="time">
            <text:p>07:00 A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07H00M00S" calcext:value-type="time">
            <text:p>07:00 A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07H00M00S" calcext:value-type="time">
            <text:p>07:00 A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07H25M00S" calcext:value-type="time">
            <text:p>07:25 A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07H25M00S" calcext:value-type="time">
            <text:p>07:25 A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07H25M00S" calcext:value-type="time">
            <text:p>07:25 A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07H25M00S" calcext:value-type="time">
            <text:p>07:25 A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07H30M00S" calcext:value-type="time">
            <text:p>07:30 A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07H30M00S" calcext:value-type="time">
            <text:p>07:30 A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07H30M00S" calcext:value-type="time">
            <text:p>07:30 A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07H30M00S" calcext:value-type="time">
            <text:p>07:30 A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07H55M00S" calcext:value-type="time">
            <text:p>07:55 A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07H55M00S" calcext:value-type="time">
            <text:p>07:55 A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07H55M00S" calcext:value-type="time">
            <text:p>07:55 A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07H55M00S" calcext:value-type="time">
            <text:p>07:55 A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08H00M00S" calcext:value-type="time">
            <text:p>08:00 A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08H00M00S" calcext:value-type="time">
            <text:p>08:00 A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08H00M00S" calcext:value-type="time">
            <text:p>08:00 A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08H00M00S" calcext:value-type="time">
            <text:p>08:00 A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08H25M00S" calcext:value-type="time">
            <text:p>08:25 A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08H25M00S" calcext:value-type="time">
            <text:p>08:25 A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08H25M00S" calcext:value-type="time">
            <text:p>08:25 A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08H25M00S" calcext:value-type="time">
            <text:p>08:25 A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08H30M00S" calcext:value-type="time">
            <text:p>08:30 A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08H30M00S" calcext:value-type="time">
            <text:p>08:30 A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08H30M00S" calcext:value-type="time">
            <text:p>08:30 A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08H30M00S" calcext:value-type="time">
            <text:p>08:30 A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08H55M00S" calcext:value-type="time">
            <text:p>08:55 A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08H55M00S" calcext:value-type="time">
            <text:p>08:55 A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08H55M00S" calcext:value-type="time">
            <text:p>08:55 A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08H55M00S" calcext:value-type="time">
            <text:p>08:55 A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09H00M00S" calcext:value-type="time">
            <text:p>09:00 A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09H00M00S" calcext:value-type="time">
            <text:p>09:00 A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09H00M00S" calcext:value-type="time">
            <text:p>09:00 A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09H00M00S" calcext:value-type="time">
            <text:p>09:00 A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09H25M00S" calcext:value-type="time">
            <text:p>09:25 A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09H25M00S" calcext:value-type="time">
            <text:p>09:25 A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09H25M00S" calcext:value-type="time">
            <text:p>09:25 A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09H25M00S" calcext:value-type="time">
            <text:p>09:25 A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09H30M00S" calcext:value-type="time">
            <text:p>09:30 A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09H30M00S" calcext:value-type="time">
            <text:p>09:30 A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09H30M00S" calcext:value-type="time">
            <text:p>09:30 A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09H30M00S" calcext:value-type="time">
            <text:p>09:30 A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09H55M00S" calcext:value-type="time">
            <text:p>09:55 A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09H55M00S" calcext:value-type="time">
            <text:p>09:55 A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09H55M00S" calcext:value-type="time">
            <text:p>09:55 A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09H55M00S" calcext:value-type="time">
            <text:p>09:55 A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10H00M00S" calcext:value-type="time">
            <text:p>10:00 A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10H00M00S" calcext:value-type="time">
            <text:p>10:00 A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10H00M00S" calcext:value-type="time">
            <text:p>10:00 A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10H00M00S" calcext:value-type="time">
            <text:p>10:00 A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10H25M00S" calcext:value-type="time">
            <text:p>10:25 A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10H25M00S" calcext:value-type="time">
            <text:p>10:25 A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10H25M00S" calcext:value-type="time">
            <text:p>10:25 A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10H25M00S" calcext:value-type="time">
            <text:p>10:25 A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10H30M00S" calcext:value-type="time">
            <text:p>10:30 A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10H30M00S" calcext:value-type="time">
            <text:p>10:30 A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10H30M00S" calcext:value-type="time">
            <text:p>10:30 A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10H30M00S" calcext:value-type="time">
            <text:p>10:30 A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10H55M00S" calcext:value-type="time">
            <text:p>10:55 A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10H55M00S" calcext:value-type="time">
            <text:p>10:55 A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10H55M00S" calcext:value-type="time">
            <text:p>10:55 A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10H55M00S" calcext:value-type="time">
            <text:p>10:55 A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11H00M00S" calcext:value-type="time">
            <text:p>11:00 A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11H00M00S" calcext:value-type="time">
            <text:p>11:00 A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11H00M00S" calcext:value-type="time">
            <text:p>11:00 A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11H00M00S" calcext:value-type="time">
            <text:p>11:00 A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11H25M00S" calcext:value-type="time">
            <text:p>11:25 A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11H25M00S" calcext:value-type="time">
            <text:p>11:25 A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11H25M00S" calcext:value-type="time">
            <text:p>11:25 A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11H25M00S" calcext:value-type="time">
            <text:p>11:25 A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11H30M00S" calcext:value-type="time">
            <text:p>11:30 A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11H30M00S" calcext:value-type="time">
            <text:p>11:30 A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11H30M00S" calcext:value-type="time">
            <text:p>11:30 A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11H30M00S" calcext:value-type="time">
            <text:p>11:30 A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11H55M00S" calcext:value-type="time">
            <text:p>11:55 A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11H55M00S" calcext:value-type="time">
            <text:p>11:55 A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11H55M00S" calcext:value-type="time">
            <text:p>11:55 A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11H55M00S" calcext:value-type="time">
            <text:p>11:55 A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12H00M00S" calcext:value-type="time">
            <text:p>12:00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12H00M00S" calcext:value-type="time">
            <text:p>12:00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12H00M00S" calcext:value-type="time">
            <text:p>12:00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12H00M00S" calcext:value-type="time">
            <text:p>12:00 P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12H25M00S" calcext:value-type="time">
            <text:p>12:25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12H25M00S" calcext:value-type="time">
            <text:p>12:25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12H25M00S" calcext:value-type="time">
            <text:p>12:25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12H25M00S" calcext:value-type="time">
            <text:p>12:25 P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12H30M00S" calcext:value-type="time">
            <text:p>12:30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12H30M00S" calcext:value-type="time">
            <text:p>12:30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12H30M00S" calcext:value-type="time">
            <text:p>12:30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12H30M00S" calcext:value-type="time">
            <text:p>12:30 P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12H55M00S" calcext:value-type="time">
            <text:p>12:55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12H55M00S" calcext:value-type="time">
            <text:p>12:55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12H55M00S" calcext:value-type="time">
            <text:p>12:55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12H55M00S" calcext:value-type="time">
            <text:p>12:55 P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13H00M00S" calcext:value-type="time">
            <text:p>01:00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13H00M00S" calcext:value-type="time">
            <text:p>01:00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13H00M00S" calcext:value-type="time">
            <text:p>01:00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13H00M00S" calcext:value-type="time">
            <text:p>01:00 P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13H25M00S" calcext:value-type="time">
            <text:p>01:25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13H25M00S" calcext:value-type="time">
            <text:p>01:25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13H25M00S" calcext:value-type="time">
            <text:p>01:25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13H25M00S" calcext:value-type="time">
            <text:p>01:25 P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13H30M00S" calcext:value-type="time">
            <text:p>01:30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13H30M00S" calcext:value-type="time">
            <text:p>01:30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13H30M00S" calcext:value-type="time">
            <text:p>01:30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13H30M00S" calcext:value-type="time">
            <text:p>01:30 P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13H55M00S" calcext:value-type="time">
            <text:p>01:55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13H55M00S" calcext:value-type="time">
            <text:p>01:55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13H55M00S" calcext:value-type="time">
            <text:p>01:55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13H55M00S" calcext:value-type="time">
            <text:p>01:55 P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14H00M00S" calcext:value-type="time">
            <text:p>02:00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14H00M00S" calcext:value-type="time">
            <text:p>02:00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14H00M00S" calcext:value-type="time">
            <text:p>02:00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14H00M00S" calcext:value-type="time">
            <text:p>02:00 P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14H25M00S" calcext:value-type="time">
            <text:p>02:25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14H25M00S" calcext:value-type="time">
            <text:p>02:25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14H25M00S" calcext:value-type="time">
            <text:p>02:25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14H25M00S" calcext:value-type="time">
            <text:p>02:25 P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14H30M00S" calcext:value-type="time">
            <text:p>02:30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14H30M00S" calcext:value-type="time">
            <text:p>02:30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14H30M00S" calcext:value-type="time">
            <text:p>02:30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14H30M00S" calcext:value-type="time">
            <text:p>02:30 P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14H55M00S" calcext:value-type="time">
            <text:p>02:55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14H55M00S" calcext:value-type="time">
            <text:p>02:55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14H55M00S" calcext:value-type="time">
            <text:p>02:55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14H55M00S" calcext:value-type="time">
            <text:p>02:55 P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15H00M00S" calcext:value-type="time">
            <text:p>03:00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15H00M00S" calcext:value-type="time">
            <text:p>03:00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15H00M00S" calcext:value-type="time">
            <text:p>03:00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15H00M00S" calcext:value-type="time">
            <text:p>03:00 P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15H25M00S" calcext:value-type="time">
            <text:p>03:25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15H25M00S" calcext:value-type="time">
            <text:p>03:25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15H25M00S" calcext:value-type="time">
            <text:p>03:25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15H25M00S" calcext:value-type="time">
            <text:p>03:25 P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15H30M00S" calcext:value-type="time">
            <text:p>03:30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15H30M00S" calcext:value-type="time">
            <text:p>03:30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15H30M00S" calcext:value-type="time">
            <text:p>03:30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15H30M00S" calcext:value-type="time">
            <text:p>03:30 P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15H55M00S" calcext:value-type="time">
            <text:p>03:55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15H55M00S" calcext:value-type="time">
            <text:p>03:55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office:value-type="time" office:time-value="PT15H55M00S" calcext:value-type="time">
            <text:p>03:55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office:value-type="time" office:time-value="PT15H55M00S" calcext:value-type="time">
            <text:p>03:55 P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office:value-type="time" office:time-value="PT16H00M00S" calcext:value-type="time">
            <text:p>04:00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office:value-type="time" office:time-value="PT16H00M00S" calcext:value-type="time">
            <text:p>04:00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table:formula="of:=[.A4]+0.5" office:value-type="time" office:time-value="PT16H00M00S" calcext:value-type="time">
            <text:p>04:00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table:formula="of:=[.J4]+0.5" office:value-type="time" office:time-value="PT16H00M00S" calcext:value-type="time">
            <text:p>04:00 P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table:formula="of:=[.A5]+0.5" office:value-type="time" office:time-value="PT16H25M00S" calcext:value-type="time">
            <text:p>04:25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table:formula="of:=[.J5]+0.5" office:value-type="time" office:time-value="PT16H25M00S" calcext:value-type="time">
            <text:p>04:25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table:formula="of:=[.A6]+0.5" office:value-type="time" office:time-value="PT16H25M00S" calcext:value-type="time">
            <text:p>04:25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table:formula="of:=[.J6]+0.5" office:value-type="time" office:time-value="PT16H25M00S" calcext:value-type="time">
            <text:p>04:25 P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table:formula="of:=[.A7]+0.5" office:value-type="time" office:time-value="PT16H30M00S" calcext:value-type="time">
            <text:p>04:30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table:formula="of:=[.J7]+0.5" office:value-type="time" office:time-value="PT16H30M00S" calcext:value-type="time">
            <text:p>04:30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table:formula="of:=[.A8]+0.5" office:value-type="time" office:time-value="PT16H30M00S" calcext:value-type="time">
            <text:p>04:30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table:formula="of:=[.J8]+0.5" office:value-type="time" office:time-value="PT16H30M00S" calcext:value-type="time">
            <text:p>04:30 P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table:formula="of:=[.A9]+0.5" office:value-type="time" office:time-value="PT16H55M00S" calcext:value-type="time">
            <text:p>04:55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table:formula="of:=[.J9]+0.5" office:value-type="time" office:time-value="PT16H55M00S" calcext:value-type="time">
            <text:p>04:55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table:formula="of:=[.A10]+0.5" office:value-type="time" office:time-value="PT16H55M00S" calcext:value-type="time">
            <text:p>04:55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table:formula="of:=[.J10]+0.5" office:value-type="time" office:time-value="PT16H55M00S" calcext:value-type="time">
            <text:p>04:55 P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table:formula="of:=[.A11]+0.5" office:value-type="time" office:time-value="PT17H00M00S" calcext:value-type="time">
            <text:p>05:00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table:formula="of:=[.J11]+0.5" office:value-type="time" office:time-value="PT17H00M00S" calcext:value-type="time">
            <text:p>05:00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table:formula="of:=[.A12]+0.5" office:value-type="time" office:time-value="PT17H00M00S" calcext:value-type="time">
            <text:p>05:00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table:formula="of:=[.J12]+0.5" office:value-type="time" office:time-value="PT17H00M00S" calcext:value-type="time">
            <text:p>05:00 P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table:formula="of:=[.A13]+0.5" office:value-type="time" office:time-value="PT17H25M00S" calcext:value-type="time">
            <text:p>05:25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table:formula="of:=[.J13]+0.5" office:value-type="time" office:time-value="PT17H25M00S" calcext:value-type="time">
            <text:p>05:25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table:formula="of:=[.A14]+0.5" office:value-type="time" office:time-value="PT17H25M00S" calcext:value-type="time">
            <text:p>05:25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table:formula="of:=[.J14]+0.5" office:value-type="time" office:time-value="PT17H25M00S" calcext:value-type="time">
            <text:p>05:25 P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table:formula="of:=[.A15]+0.5" office:value-type="time" office:time-value="PT17H30M00S" calcext:value-type="time">
            <text:p>05:30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table:formula="of:=[.J15]+0.5" office:value-type="time" office:time-value="PT17H30M00S" calcext:value-type="time">
            <text:p>05:30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table:formula="of:=[.A16]+0.5" office:value-type="time" office:time-value="PT17H30M00S" calcext:value-type="time">
            <text:p>05:30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table:formula="of:=[.J16]+0.5" office:value-type="time" office:time-value="PT17H30M00S" calcext:value-type="time">
            <text:p>05:30 P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table:formula="of:=[.A17]+0.5" office:value-type="time" office:time-value="PT17H55M00S" calcext:value-type="time">
            <text:p>05:55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table:formula="of:=[.J17]+0.5" office:value-type="time" office:time-value="PT17H55M00S" calcext:value-type="time">
            <text:p>05:55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table:formula="of:=[.A18]+0.5" office:value-type="time" office:time-value="PT17H55M00S" calcext:value-type="time">
            <text:p>05:55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table:formula="of:=[.J18]+0.5" office:value-type="time" office:time-value="PT17H55M00S" calcext:value-type="time">
            <text:p>05:55 P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table:formula="of:=[.A19]+0.5" office:value-type="time" office:time-value="PT18H00M00S" calcext:value-type="time">
            <text:p>06:00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table:formula="of:=[.J19]+0.5" office:value-type="time" office:time-value="PT18H00M00S" calcext:value-type="time">
            <text:p>06:00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table:formula="of:=[.A20]+0.5" office:value-type="time" office:time-value="PT18H00M00S" calcext:value-type="time">
            <text:p>06:00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table:formula="of:=[.J20]+0.5" office:value-type="time" office:time-value="PT18H00M00S" calcext:value-type="time">
            <text:p>06:00 P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table:formula="of:=[.A21]+0.5" office:value-type="time" office:time-value="PT18H25M00S" calcext:value-type="time">
            <text:p>06:25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table:formula="of:=[.J21]+0.5" office:value-type="time" office:time-value="PT18H25M00S" calcext:value-type="time">
            <text:p>06:25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table:formula="of:=[.A22]+0.5" office:value-type="time" office:time-value="PT18H25M00S" calcext:value-type="time">
            <text:p>06:25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table:formula="of:=[.J22]+0.5" office:value-type="time" office:time-value="PT18H25M00S" calcext:value-type="time">
            <text:p>06:25 P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table:formula="of:=[.A23]+0.5" office:value-type="time" office:time-value="PT18H30M00S" calcext:value-type="time">
            <text:p>06:30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table:formula="of:=[.J23]+0.5" office:value-type="time" office:time-value="PT18H30M00S" calcext:value-type="time">
            <text:p>06:30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table:formula="of:=[.A24]+0.5" office:value-type="time" office:time-value="PT18H30M00S" calcext:value-type="time">
            <text:p>06:30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table:formula="of:=[.J24]+0.5" office:value-type="time" office:time-value="PT18H30M00S" calcext:value-type="time">
            <text:p>06:30 P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table:formula="of:=[.A25]+0.5" office:value-type="time" office:time-value="PT18H55M00S" calcext:value-type="time">
            <text:p>06:55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table:formula="of:=[.J25]+0.5" office:value-type="time" office:time-value="PT18H55M00S" calcext:value-type="time">
            <text:p>06:55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table:formula="of:=[.A26]+0.5" office:value-type="time" office:time-value="PT18H55M00S" calcext:value-type="time">
            <text:p>06:55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table:formula="of:=[.J26]+0.5" office:value-type="time" office:time-value="PT18H55M00S" calcext:value-type="time">
            <text:p>06:55 P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table:formula="of:=[.A27]+0.5" office:value-type="time" office:time-value="PT19H00M00S" calcext:value-type="time">
            <text:p>07:00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table:formula="of:=[.J27]+0.5" office:value-type="time" office:time-value="PT19H00M00S" calcext:value-type="time">
            <text:p>07:00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table:formula="of:=[.A28]+0.5" office:value-type="time" office:time-value="PT19H00M00S" calcext:value-type="time">
            <text:p>07:00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table:formula="of:=[.J28]+0.5" office:value-type="time" office:time-value="PT19H00M00S" calcext:value-type="time">
            <text:p>07:00 P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table:formula="of:=[.A29]+0.5" office:value-type="time" office:time-value="PT19H25M00S" calcext:value-type="time">
            <text:p>07:25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table:formula="of:=[.J29]+0.5" office:value-type="time" office:time-value="PT19H25M00S" calcext:value-type="time">
            <text:p>07:25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table:formula="of:=[.A30]+0.5" office:value-type="time" office:time-value="PT19H25M00S" calcext:value-type="time">
            <text:p>07:25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table:formula="of:=[.J30]+0.5" office:value-type="time" office:time-value="PT19H25M00S" calcext:value-type="time">
            <text:p>07:25 P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table:formula="of:=[.A31]+0.5" office:value-type="time" office:time-value="PT19H30M00S" calcext:value-type="time">
            <text:p>07:30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table:formula="of:=[.J31]+0.5" office:value-type="time" office:time-value="PT19H30M00S" calcext:value-type="time">
            <text:p>07:30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table:formula="of:=[.A32]+0.5" office:value-type="time" office:time-value="PT19H30M00S" calcext:value-type="time">
            <text:p>07:30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table:formula="of:=[.J32]+0.5" office:value-type="time" office:time-value="PT19H30M00S" calcext:value-type="time">
            <text:p>07:30 P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table:formula="of:=[.A33]+0.5" office:value-type="time" office:time-value="PT19H55M00S" calcext:value-type="time">
            <text:p>07:55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table:formula="of:=[.J33]+0.5" office:value-type="time" office:time-value="PT19H55M00S" calcext:value-type="time">
            <text:p>07:55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table:formula="of:=[.A34]+0.5" office:value-type="time" office:time-value="PT19H55M00S" calcext:value-type="time">
            <text:p>07:55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table:formula="of:=[.J34]+0.5" office:value-type="time" office:time-value="PT19H55M00S" calcext:value-type="time">
            <text:p>07:55 P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table:formula="of:=[.A35]+0.5" office:value-type="time" office:time-value="PT20H00M00S" calcext:value-type="time">
            <text:p>08:00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table:formula="of:=[.J35]+0.5" office:value-type="time" office:time-value="PT20H00M00S" calcext:value-type="time">
            <text:p>08:00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table:formula="of:=[.A36]+0.5" office:value-type="time" office:time-value="PT20H00M00S" calcext:value-type="time">
            <text:p>08:00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table:formula="of:=[.J36]+0.5" office:value-type="time" office:time-value="PT20H00M00S" calcext:value-type="time">
            <text:p>08:00 P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table:formula="of:=[.A37]+0.5" office:value-type="time" office:time-value="PT20H25M00S" calcext:value-type="time">
            <text:p>08:25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table:formula="of:=[.J37]+0.5" office:value-type="time" office:time-value="PT20H25M00S" calcext:value-type="time">
            <text:p>08:25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table:formula="of:=[.A38]+0.5" office:value-type="time" office:time-value="PT20H25M00S" calcext:value-type="time">
            <text:p>08:25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table:formula="of:=[.J38]+0.5" office:value-type="time" office:time-value="PT20H25M00S" calcext:value-type="time">
            <text:p>08:25 P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table:formula="of:=[.A39]+0.5" office:value-type="time" office:time-value="PT20H30M00S" calcext:value-type="time">
            <text:p>08:30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table:formula="of:=[.J39]+0.5" office:value-type="time" office:time-value="PT20H30M00S" calcext:value-type="time">
            <text:p>08:30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table:formula="of:=[.A40]+0.5" office:value-type="time" office:time-value="PT20H30M00S" calcext:value-type="time">
            <text:p>08:30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table:formula="of:=[.J40]+0.5" office:value-type="time" office:time-value="PT20H30M00S" calcext:value-type="time">
            <text:p>08:30 P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table:formula="of:=[.A41]+0.5" office:value-type="time" office:time-value="PT20H55M00S" calcext:value-type="time">
            <text:p>08:55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table:formula="of:=[.J41]+0.5" office:value-type="time" office:time-value="PT20H55M00S" calcext:value-type="time">
            <text:p>08:55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table:formula="of:=[.A42]+0.5" office:value-type="time" office:time-value="PT20H55M00S" calcext:value-type="time">
            <text:p>08:55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table:formula="of:=[.J42]+0.5" office:value-type="time" office:time-value="PT20H55M00S" calcext:value-type="time">
            <text:p>08:55 P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office:value-type="string" calcext:value-type="string" table:number-columns-spanned="1" table:number-rows-spanned="2">
            <text:p>Pbreak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table:formula="of:=[.A43]+0.5" office:value-type="time" office:time-value="PT21H00M00S" calcext:value-type="time">
            <text:p>09:00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table:formula="of:=[.J43]+0.5" office:value-type="time" office:time-value="PT21H00M00S" calcext:value-type="time">
            <text:p>09:00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table:formula="of:=[.A44]+0.5" office:value-type="time" office:time-value="PT21H00M00S" calcext:value-type="time">
            <text:p>09:00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table:formula="of:=[.J44]+0.5" office:value-type="time" office:time-value="PT21H00M00S" calcext:value-type="time">
            <text:p>09:00 P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55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table:formula="of:=[.A45]+0.5" office:value-type="time" office:time-value="PT21H25M00S" calcext:value-type="time">
            <text:p>09:25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table:formula="of:=[.J45]+0.5" office:value-type="time" office:time-value="PT21H25M00S" calcext:value-type="time">
            <text:p>09:25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table:formula="of:=[.A46]+0.5" office:value-type="time" office:time-value="PT21H25M00S" calcext:value-type="time">
            <text:p>09:25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table:formula="of:=[.J46]+0.5" office:value-type="time" office:time-value="PT21H25M00S" calcext:value-type="time">
            <text:p>09:25 PM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office:value-type="string" calcext:value-type="string" table:number-columns-spanned="1" table:number-rows-spanned="2">
            <text:p>Pbreak</text:p>
          </table:table-cell>
          <table:table-cell table:style-name="ce55" table:content-validation-name="val3" office:value-type="string" calcext:value-type="string" table:number-columns-spanned="1" table:number-rows-spanned="2">
            <text:p>Pbreak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table:formula="of:=[.A47]+0.5" office:value-type="time" office:time-value="PT21H30M00S" calcext:value-type="time">
            <text:p>09:30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table:formula="of:=[.J47]+0.5" office:value-type="time" office:time-value="PT21H30M00S" calcext:value-type="time">
            <text:p>09:30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table:formula="of:=[.A48]+0.5" office:value-type="time" office:time-value="PT21H30M00S" calcext:value-type="time">
            <text:p>09:30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table:formula="of:=[.J48]+0.5" office:value-type="time" office:time-value="PT21H30M00S" calcext:value-type="time">
            <text:p>09:30 PM</text:p>
          </table:table-cell>
          <table:table-cell table:style-name="ce55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55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55" table:content-validation-name="val3" office:value-type="string" calcext:value-type="string" table:number-columns-spanned="1" table:number-rows-spanned="2">
            <text:p>Data Mining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table:formula="of:=[.A49]+0.5" office:value-type="time" office:time-value="PT21H55M00S" calcext:value-type="time">
            <text:p>09:55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table:formula="of:=[.J49]+0.5" office:value-type="time" office:time-value="PT21H55M00S" calcext:value-type="time">
            <text:p>09:55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table:formula="of:=[.A50]+0.5" office:value-type="time" office:time-value="PT21H55M00S" calcext:value-type="time">
            <text:p>09:55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table:formula="of:=[.J50]+0.5" office:value-type="time" office:time-value="PT21H55M00S" calcext:value-type="time">
            <text:p>09:55 PM</text:p>
          </table:table-cell>
          <table:table-cell table:style-name="ce55" table:content-validation-name="val3" office:value-type="string" calcext:value-type="string" table:number-columns-spanned="1" table:number-rows-spanned="2">
            <text:p>Pbreak</text:p>
          </table:table-cell>
          <table:table-cell table:style-name="ce55" table:content-validation-name="val3" office:value-type="string" calcext:value-type="string" table:number-columns-spanned="1" table:number-rows-spanned="2">
            <text:p>Pbreak</text:p>
          </table:table-cell>
          <table:table-cell table:style-name="ce55" table:content-validation-name="val3" office:value-type="string" calcext:value-type="string" table:number-columns-spanned="1" table:number-rows-spanned="2">
            <text:p>Pbreak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table:formula="of:=[.A51]+0.5" office:value-type="time" office:time-value="PT22H00M00S" calcext:value-type="time">
            <text:p>10:00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table:formula="of:=[.J51]+0.5" office:value-type="time" office:time-value="PT22H00M00S" calcext:value-type="time">
            <text:p>10:00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table:formula="of:=[.A52]+0.5" office:value-type="time" office:time-value="PT22H00M00S" calcext:value-type="time">
            <text:p>10:00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51"/>
          <table:table-cell table:style-name="ce40" table:formula="of:=[.J52]+0.5" office:value-type="time" office:time-value="PT22H00M00S" calcext:value-type="time">
            <text:p>10:00 PM</text:p>
          </table:table-cell>
          <table:table-cell table:style-name="ce55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55" table:content-validation-name="val3" office:value-type="string" calcext:value-type="string" table:number-columns-spanned="1" table:number-rows-spanned="2">
            <text:p>Data Mining</text:p>
          </table:table-cell>
          <table:table-cell table:style-name="ce55" table:content-validation-name="val3" office:value-type="string" calcext:value-type="string" table:number-columns-spanned="1" table:number-rows-spanned="2">
            <text:p>Data Mining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table:formula="of:=[.A53]+0.5" office:value-type="time" office:time-value="PT22H25M00S" calcext:value-type="time">
            <text:p>10:25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table:formula="of:=[.J53]+0.5" office:value-type="time" office:time-value="PT22H25M00S" calcext:value-type="time">
            <text:p>10:25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table:formula="of:=[.A54]+0.5" office:value-type="time" office:time-value="PT22H25M00S" calcext:value-type="time">
            <text:p>10:25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office:value-type="string" calcext:value-type="string" table:number-columns-spanned="1" table:number-rows-spanned="2">
            <text:p>Pbreak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office:value-type="string" calcext:value-type="string" table:number-columns-spanned="1" table:number-rows-spanned="2">
            <text:p>Pbreak</text:p>
          </table:table-cell>
          <table:table-cell table:style-name="ce51"/>
          <table:table-cell table:style-name="ce40" table:formula="of:=[.J54]+0.5" office:value-type="time" office:time-value="PT22H25M00S" calcext:value-type="time">
            <text:p>10:25 PM</text:p>
          </table:table-cell>
          <table:table-cell table:style-name="ce55" table:content-validation-name="val3" office:value-type="string" calcext:value-type="string" table:number-columns-spanned="1" table:number-rows-spanned="2">
            <text:p>Pbreak</text:p>
          </table:table-cell>
          <table:table-cell table:style-name="ce55" table:content-validation-name="val3" office:value-type="string" calcext:value-type="string" table:number-columns-spanned="1" table:number-rows-spanned="2">
            <text:p>Pbreak</text:p>
          </table:table-cell>
          <table:table-cell table:style-name="ce55" table:content-validation-name="val3" office:value-type="string" calcext:value-type="string" table:number-columns-spanned="1" table:number-rows-spanned="2">
            <text:p>Pbreak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table:formula="of:=[.A55]+0.5" office:value-type="time" office:time-value="PT22H30M00S" calcext:value-type="time">
            <text:p>10:30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table:formula="of:=[.J55]+0.5" office:value-type="time" office:time-value="PT22H30M00S" calcext:value-type="time">
            <text:p>10:30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table:formula="of:=[.A56]+0.5" office:value-type="time" office:time-value="PT22H30M00S" calcext:value-type="time">
            <text:p>10:30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51"/>
          <table:table-cell table:style-name="ce40" table:formula="of:=[.J56]+0.5" office:value-type="time" office:time-value="PT22H30M00S" calcext:value-type="time">
            <text:p>10:30 PM</text:p>
          </table:table-cell>
          <table:table-cell table:style-name="ce55" table:content-validation-name="val3" office:value-type="string" calcext:value-type="string" table:number-columns-spanned="1" table:number-rows-spanned="2">
            <text:p>Data Mining</text:p>
          </table:table-cell>
          <table:table-cell table:style-name="ce55" table:content-validation-name="val3" office:value-type="string" calcext:value-type="string" table:number-columns-spanned="1" table:number-rows-spanned="2">
            <text:p>Data Mining</text:p>
          </table:table-cell>
          <table:table-cell table:style-name="ce55" table:content-validation-name="val3" office:value-type="string" calcext:value-type="string" table:number-columns-spanned="1" table:number-rows-spanned="2">
            <text:p>Data Mining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table:formula="of:=[.A57]+0.5" office:value-type="time" office:time-value="PT22H55M00S" calcext:value-type="time">
            <text:p>10:55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table:formula="of:=[.J57]+0.5" office:value-type="time" office:time-value="PT22H55M00S" calcext:value-type="time">
            <text:p>10:55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table:formula="of:=[.A58]+0.5" office:value-type="time" office:time-value="PT22H55M00S" calcext:value-type="time">
            <text:p>10:55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office:value-type="string" calcext:value-type="string" table:number-columns-spanned="1" table:number-rows-spanned="2">
            <text:p>Pbreak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office:value-type="string" calcext:value-type="string" table:number-columns-spanned="1" table:number-rows-spanned="2">
            <text:p>Pbreak</text:p>
          </table:table-cell>
          <table:table-cell table:style-name="ce51"/>
          <table:table-cell table:style-name="ce40" table:formula="of:=[.J58]+0.5" office:value-type="time" office:time-value="PT22H55M00S" calcext:value-type="time">
            <text:p>10:55 PM</text:p>
          </table:table-cell>
          <table:table-cell table:style-name="ce55" table:content-validation-name="val3" office:value-type="string" calcext:value-type="string" table:number-columns-spanned="1" table:number-rows-spanned="2">
            <text:p>Pbreak</text:p>
          </table:table-cell>
          <table:table-cell table:style-name="ce55" table:content-validation-name="val3" office:value-type="string" calcext:value-type="string" table:number-columns-spanned="1" table:number-rows-spanned="2">
            <text:p>Pbreak</text:p>
          </table:table-cell>
          <table:table-cell table:style-name="ce55" table:content-validation-name="val3" office:value-type="string" calcext:value-type="string" table:number-columns-spanned="1" table:number-rows-spanned="2">
            <text:p>Pbreak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table:formula="of:=[.A59]+0.5" office:value-type="time" office:time-value="PT23H00M00S" calcext:value-type="time">
            <text:p>11:00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table:formula="of:=[.J59]+0.5" office:value-type="time" office:time-value="PT23H00M00S" calcext:value-type="time">
            <text:p>11:00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table:formula="of:=[.A60]+0.5" office:value-type="time" office:time-value="PT23H00M00S" calcext:value-type="time">
            <text:p>11:00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office:value-type="string" calcext:value-type="string" table:number-columns-spanned="1" table:number-rows-spanned="2">
            <text:p>Operating Syste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table:formula="of:=[.J60]+0.5" office:value-type="time" office:time-value="PT23H00M00S" calcext:value-type="time">
            <text:p>11:00 PM</text:p>
          </table:table-cell>
          <table:table-cell table:style-name="ce55" table:content-validation-name="val3" office:value-type="string" calcext:value-type="string" table:number-columns-spanned="1" table:number-rows-spanned="2">
            <text:p>Data Mining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office:value-type="string" calcext:value-type="string" table:number-columns-spanned="1" table:number-rows-spanned="2">
            <text:p>Data Mining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table:formula="of:=[.A61]+0.5" office:value-type="time" office:time-value="PT23H25M00S" calcext:value-type="time">
            <text:p>11:25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table:formula="of:=[.J61]+0.5" office:value-type="time" office:time-value="PT23H25M00S" calcext:value-type="time">
            <text:p>11:25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table:formula="of:=[.A62]+0.5" office:value-type="time" office:time-value="PT23H25M00S" calcext:value-type="time">
            <text:p>11:25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office:value-type="string" calcext:value-type="string" table:number-columns-spanned="1" table:number-rows-spanned="2">
            <text:p>Pbreak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table:formula="of:=[.J62]+0.5" office:value-type="time" office:time-value="PT23H25M00S" calcext:value-type="time">
            <text:p>11:25 PM</text:p>
          </table:table-cell>
          <table:table-cell table:style-name="ce55" table:content-validation-name="val3" office:value-type="string" calcext:value-type="string" table:number-columns-spanned="1" table:number-rows-spanned="2">
            <text:p>Pbreak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office:value-type="string" calcext:value-type="string" table:number-columns-spanned="1" table:number-rows-spanned="2">
            <text:p>Pbreak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table:formula="of:=[.A63]+0.5" office:value-type="time" office:time-value="PT23H30M00S" calcext:value-type="time">
            <text:p>11:30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table:formula="of:=[.J63]+0.5" office:value-type="time" office:time-value="PT23H30M00S" calcext:value-type="time">
            <text:p>11:30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table:formula="of:=[.A64]+0.5" office:value-type="time" office:time-value="PT23H30M00S" calcext:value-type="time">
            <text:p>11:30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table:formula="of:=[.J64]+0.5" office:value-type="time" office:time-value="PT23H30M00S" calcext:value-type="time">
            <text:p>11:30 PM</text:p>
          </table:table-cell>
          <table:table-cell table:style-name="ce55" table:content-validation-name="val3" office:value-type="string" calcext:value-type="string" table:number-columns-spanned="1" table:number-rows-spanned="2">
            <text:p>Data Mining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table:formula="of:=[.A65]+0.5" office:value-type="time" office:time-value="PT23H55M00S" calcext:value-type="time">
            <text:p>11:55 P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table:formula="of:=[.J65]+0.5" office:value-type="time" office:time-value="PT23H55M00S" calcext:value-type="time">
            <text:p>11:55 P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>
          <table:table-cell table:style-name="ce40" table:formula="of:=[.A66]+0.5" office:value-type="time" office:time-value="PT23H55M00S" calcext:value-type="time">
            <text:p>11:55 PM</text:p>
          </table:table-cell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48" table:content-validation-name="val3" table:number-columns-spanned="1" table:number-rows-spanned="2"/>
          <table:table-cell table:style-name="ce51"/>
          <table:table-cell table:style-name="ce40" table:formula="of:=[.J66]+0.5" office:value-type="time" office:time-value="PT23H55M00S" calcext:value-type="time">
            <text:p>11:55 PM</text:p>
          </table:table-cell>
          <table:table-cell table:style-name="ce55" table:content-validation-name="val3" office:value-type="string" calcext:value-type="string" table:number-columns-spanned="1" table:number-rows-spanned="2">
            <text:p>Pbreak</text:p>
          </table:table-cell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style-name="ce55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40" table:formula="of:=[.A67]+0.5" office:value-type="time" office:time-value="PT24H00M00S" calcext:value-type="time">
            <text:p>12:00 AM</text:p>
          </table:table-cell>
          <table:covered-table-cell table:number-columns-repeated="7" table:style-name="ce49" table:content-validation-name="val3"/>
          <table:table-cell table:style-name="ce51"/>
          <table:table-cell table:style-name="ce40" table:formula="of:=[.J67]+0.5" office:value-type="time" office:time-value="PT24H00M00S" calcext:value-type="time">
            <text:p>12:00 AM</text:p>
          </table:table-cell>
          <table:covered-table-cell table:number-columns-repeated="7" table:style-name="ce56" table:content-validation-name="val3"/>
          <table:table-cell table:number-columns-repeated="2"/>
        </table:table-row>
        <table:table-row table:style-name="ro1" table:number-rows-repeated="1048412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Sheet2.K1:Sheet2.Q1048576">
            <calcext:condition calcext:apply-style-name="Untitled6" calcext:value="=&quot;Data Mining&quot;" calcext:base-cell-address="Sheet2.K138"/>
          </calcext:conditional-format>
          <calcext:conditional-format calcext:target-range-address="Sheet2.A2:Sheet2.Q163">
            <calcext:condition calcext:apply-style-name="A Byte Of Python_2" calcext:value="=&quot;A Byte Of Python&quot;" calcext:base-cell-address="Sheet2.M136"/>
          </calcext:conditional-format>
          <calcext:conditional-format calcext:target-range-address="Sheet2.A2:Sheet2.Q163">
            <calcext:condition calcext:apply-style-name="Pbreak" calcext:value="=&quot;Pbreak&quot;" calcext:base-cell-address="Sheet2.M138"/>
          </calcext:conditional-format>
          <calcext:conditional-format calcext:target-range-address="Sheet2.A2:Sheet2.Q163">
            <calcext:condition calcext:apply-style-name="OperatingSystem" calcext:value="=&quot;Operating System&quot;" calcext:base-cell-address="Sheet2.F156"/>
          </calcext:conditional-format>
          <calcext:conditional-format calcext:target-range-address="Sheet2.A2:Sheet2.Q163">
            <calcext:condition calcext:apply-style-name="MIT6.046J" calcext:value="=&quot;MIT 6.046J&quot;" calcext:base-cell-address="Sheet2.M8"/>
          </calcext:conditional-format>
        </calcext:conditional-formats>
      </table:table>
      <table:table table:name="Sheet3" table:style-name="ta1">
        <table:table-column table:style-name="co1" table:default-cell-style-name="ce45"/>
        <table:table-row table:style-name="ro1">
          <table:table-cell office:value-type="string" calcext:value-type="string">
            <text:p>MIT 6.00SC</text:p>
          </table:table-cell>
        </table:table-row>
        <table:table-row table:style-name="ro1">
          <table:table-cell table:style-name="ce46" office:value-type="string" calcext:value-type="string">
            <text:p>MIT 6.046J</text:p>
          </table:table-cell>
        </table:table-row>
        <table:table-row table:style-name="ro1">
          <table:table-cell table:style-name="ce47" office:value-type="string" calcext:value-type="string">
            <text:p>Pbreak</text:p>
          </table:table-cell>
        </table:table-row>
        <table:table-row table:style-name="ro1">
          <table:table-cell table:style-name="ce8" office:value-type="string" calcext:value-type="string">
            <text:p>MIT 6.042J</text:p>
          </table:table-cell>
        </table:table-row>
        <table:table-row table:style-name="ro1">
          <table:table-cell table:style-name="ce11" office:value-type="string" calcext:value-type="string">
            <text:p>MIT 18.01</text:p>
          </table:table-cell>
        </table:table-row>
        <table:table-row table:style-name="ro2">
          <table:table-cell table:style-name="ce15" office:value-type="string" calcext:value-type="string">
            <text:p>A Byte Of Python</text:p>
          </table:table-cell>
        </table:table-row>
        <table:table-row table:style-name="ro1">
          <table:table-cell table:style-name="ce16" office:value-type="string" calcext:value-type="string">
            <text:p>Data Mining</text:p>
          </table:table-cell>
        </table:table-row>
        <table:table-row table:style-name="ro2">
          <table:table-cell table:style-name="ce17" office:value-type="string" calcext:value-type="string">
            <text:p>Operating System</text:p>
          </table:table-cell>
        </table:table-row>
        <table:table-row table:style-name="ro1">
          <table:table-cell table:style-name="Default" office:value-type="string" calcext:value-type="string">
            <text:p>Subje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1" svg:font-family="Ubuntu" style:font-pitch="variable"/>
    <style:font-face style:name="Ubuntu" svg:font-family="Ubuntu" style:font-adornments="Bold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cc"/>
    </style:style>
    <style:style style:name="Untitled2" style:family="table-cell" style:parent-style-name="Default">
      <style:table-cell-properties fo:background-color="#007826"/>
    </style:style>
    <style:style style:name="Untitled3" style:family="table-cell" style:parent-style-name="Default">
      <style:table-cell-properties fo:background-color="#cc0000"/>
    </style:style>
    <style:style style:name="Untitled4" style:family="table-cell" style:parent-style-name="Default">
      <style:table-cell-properties fo:background-color="#cc0000"/>
    </style:style>
    <style:style style:name="A_20_Byte_20_Of_20_Python" style:display-name="A Byte Of Python" style:family="table-cell" style:parent-style-name="Default">
      <style:table-cell-properties fo:background-color="#000099" loext:vertical-justify="auto"/>
      <style:paragraph-properties css3t:text-justify="auto"/>
    </style:style>
    <style:style style:name="Untitled5" style:family="table-cell" style:parent-style-name="A_20_Byte_20_Of_20_Python">
      <style:table-cell-properties fo:background-color="#330099" loext:vertical-justify="auto"/>
      <style:paragraph-properties css3t:text-justify="auto"/>
      <style:text-properties fo:color="#ff3333"/>
    </style:style>
    <style:style style:name="Animesh" style:family="table-cell" style:parent-style-name="Default">
      <style:table-cell-properties fo:background-color="#330099" loext:vertical-justify="auto"/>
      <style:paragraph-properties css3t:text-justify="auto"/>
      <style:text-properties style:font-name="Ubuntu" fo:font-family="Ubuntu" style:font-style-name="Bold" style:font-pitch="variable" fo:font-weight="bold"/>
    </style:style>
    <style:style style:name="MIT6.00SC" style:family="table-cell" style:parent-style-name="Default">
      <style:table-cell-properties fo:background-color="#000099"/>
    </style:style>
    <style:style style:name="Untitled6" style:family="table-cell" style:parent-style-name="Default">
      <style:table-cell-properties fo:background-color="#ff3300"/>
    </style:style>
    <style:style style:name="A_20_Byte_20_Of_20_Python_5f_2" style:display-name="A Byte Of Python_2" style:family="table-cell" style:parent-style-name="Default">
      <style:table-cell-properties fo:background-color="#0000cc"/>
    </style:style>
    <style:style style:name="Pbreak" style:family="table-cell" style:parent-style-name="Default">
      <style:table-cell-properties fo:background-color="#b2b2b2"/>
    </style:style>
    <style:style style:name="OperatingSystem" style:family="table-cell" style:parent-style-name="A_20_Byte_20_Of_20_Python_5f_2">
      <style:table-cell-properties fo:background-color="#990066"/>
    </style:style>
    <style:style style:name="MIT6.046J" style:family="table-cell" style:parent-style-name="Default">
      <style:table-cell-properties fo:background-color="#6600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00/00/0000</text:date>, <text:time style:data-style-name="N2" text:time-value="21:35:05.510979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4:59:48.919409291</meta:creation-date>
    <dc:date>2014-10-30T21:35:52.023823508</dc:date>
    <meta:editing-duration>PT13H8S</meta:editing-duration>
    <meta:editing-cycles>105</meta:editing-cycles>
    <meta:generator>LibreOffice/4.3.2.2$Linux_X86_64 LibreOffice_project/430m0$Build-2</meta:generator>
    <meta:document-statistic meta:table-count="3" meta:cell-count="473" meta:object-count="0"/>
  </office:meta>
</office:document-meta>
</file>